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4pt" style:font-name-asian="WenQuanYi Micro Hei" style:font-size-asian="14pt" style:font-size-complex="14pt"/>
    </style:style>
    <style:style style:name="P2" style:family="paragraph" style:parent-style-name="Standard">
      <style:text-properties style:font-name="WenQuanYi Micro Hei" fo:font-size="14pt" officeooo:paragraph-rsid="00060b92" style:font-name-asian="WenQuanYi Micro Hei" style:font-size-asian="14pt" style:font-size-complex="14pt"/>
    </style:style>
    <style:style style:name="P3" style:family="paragraph" style:parent-style-name="Standard">
      <style:text-properties style:font-name="WenQuanYi Micro Hei" fo:font-size="14pt" officeooo:paragraph-rsid="00094605" style:font-name-asian="WenQuanYi Micro Hei" style:font-size-asian="14pt" style:font-size-complex="14pt"/>
    </style:style>
    <style:style style:name="P4" style:family="paragraph" style:parent-style-name="Standard">
      <style:text-properties style:font-name="WenQuanYi Micro Hei" fo:font-size="14pt" officeooo:paragraph-rsid="000cfb76" style:font-name-asian="WenQuanYi Micro Hei" style:font-size-asian="14pt" style:font-size-complex="14pt"/>
    </style:style>
    <style:style style:name="P5" style:family="paragraph" style:parent-style-name="Standard">
      <style:text-properties style:font-name="WenQuanYi Micro Hei" fo:font-size="14pt" officeooo:paragraph-rsid="0010f672" style:font-name-asian="WenQuanYi Micro Hei" style:font-size-asian="14pt" style:font-size-complex="14pt"/>
    </style:style>
    <style:style style:name="P6" style:family="paragraph" style:parent-style-name="Standard">
      <style:text-properties style:font-name="WenQuanYi Micro Hei" fo:font-size="14pt" officeooo:paragraph-rsid="002b9a8c" style:font-name-asian="WenQuanYi Micro Hei" style:font-size-asian="14pt" style:font-size-complex="14pt"/>
    </style:style>
    <style:style style:name="P7" style:family="paragraph" style:parent-style-name="Standard">
      <style:text-properties style:font-name="WenQuanYi Micro Hei" fo:font-size="14pt" officeooo:paragraph-rsid="002d5077" style:font-name-asian="WenQuanYi Micro Hei" style:font-size-asian="14pt" style:font-size-complex="14pt"/>
    </style:style>
    <style:style style:name="P8" style:family="paragraph" style:parent-style-name="Standard">
      <style:text-properties style:font-name="WenQuanYi Micro Hei" fo:font-size="14pt" officeooo:paragraph-rsid="0030adee" style:font-name-asian="WenQuanYi Micro Hei" style:font-size-asian="14pt" style:font-size-complex="14pt"/>
    </style:style>
    <style:style style:name="P9" style:family="paragraph" style:parent-style-name="Standard">
      <style:text-properties style:font-name="WenQuanYi Micro Hei" fo:font-size="14pt" officeooo:paragraph-rsid="003ab258" style:font-name-asian="WenQuanYi Micro Hei" style:font-size-asian="14pt" style:font-size-complex="14pt"/>
    </style:style>
    <style:style style:name="P10" style:family="paragraph" style:parent-style-name="Standard">
      <style:text-properties style:font-name="WenQuanYi Micro Hei" fo:font-size="14pt" officeooo:paragraph-rsid="003c8d48" style:font-name-asian="WenQuanYi Micro Hei" style:font-size-asian="14pt" style:font-size-complex="14pt"/>
    </style:style>
    <style:style style:name="P11" style:family="paragraph" style:parent-style-name="Standard">
      <style:text-properties style:font-name="WenQuanYi Micro Hei" fo:font-size="14pt" officeooo:paragraph-rsid="0044c511" style:font-name-asian="WenQuanYi Micro Hei" style:font-size-asian="14pt" style:font-size-complex="14pt"/>
    </style:style>
    <style:style style:name="P12" style:family="paragraph" style:parent-style-name="Standard">
      <style:text-properties style:font-name="WenQuanYi Micro Hei" fo:font-size="14pt" officeooo:paragraph-rsid="0052c2f3" style:font-name-asian="WenQuanYi Micro Hei" style:font-size-asian="14pt" style:font-size-complex="14pt"/>
    </style:style>
    <style:style style:name="P13" style:family="paragraph" style:parent-style-name="Standard">
      <style:text-properties style:font-name="WenQuanYi Micro Hei" fo:font-size="14pt" officeooo:paragraph-rsid="00552a98" style:font-name-asian="WenQuanYi Micro Hei" style:font-size-asian="14pt" style:font-size-complex="14pt"/>
    </style:style>
    <style:style style:name="P14" style:family="paragraph" style:parent-style-name="Standard">
      <style:text-properties style:font-name="WenQuanYi Micro Hei" fo:font-size="14pt" officeooo:paragraph-rsid="005d171d" style:font-name-asian="WenQuanYi Micro Hei" style:font-size-asian="14pt" style:font-size-complex="14pt"/>
    </style:style>
    <style:style style:name="P15" style:family="paragraph" style:parent-style-name="Standard">
      <style:text-properties style:font-name="WenQuanYi Micro Hei" fo:font-size="14pt" officeooo:paragraph-rsid="006706fb" style:font-name-asian="WenQuanYi Micro Hei" style:font-size-asian="14pt" style:font-size-complex="14pt"/>
    </style:style>
    <style:style style:name="P16" style:family="paragraph" style:parent-style-name="Standard">
      <style:text-properties style:font-name="WenQuanYi Micro Hei" fo:font-size="14pt" officeooo:paragraph-rsid="006d1f32" style:font-name-asian="WenQuanYi Micro Hei" style:font-size-asian="14pt" style:font-size-complex="14pt"/>
    </style:style>
    <style:style style:name="P17" style:family="paragraph" style:parent-style-name="Standard">
      <style:text-properties style:font-name="WenQuanYi Micro Hei" fo:font-size="14pt" officeooo:paragraph-rsid="0081fe00" style:font-name-asian="WenQuanYi Micro Hei" style:font-size-asian="14pt" style:font-size-complex="14pt"/>
    </style:style>
    <style:style style:name="P18" style:family="paragraph" style:parent-style-name="Standard">
      <style:text-properties style:font-name="WenQuanYi Micro Hei" fo:font-size="14pt" officeooo:paragraph-rsid="008287fb" style:font-name-asian="WenQuanYi Micro Hei" style:font-size-asian="14pt" style:font-size-complex="14pt"/>
    </style:style>
    <style:style style:name="P19" style:family="paragraph" style:parent-style-name="Standard">
      <style:text-properties style:font-name="WenQuanYi Micro Hei" fo:font-size="14pt" officeooo:paragraph-rsid="00857299" style:font-name-asian="WenQuanYi Micro Hei" style:font-size-asian="14pt" style:font-size-complex="14pt"/>
    </style:style>
    <style:style style:name="P20" style:family="paragraph" style:parent-style-name="Standard">
      <style:text-properties style:font-name="WenQuanYi Micro Hei" fo:font-size="14pt" officeooo:paragraph-rsid="00873ac8" style:font-name-asian="WenQuanYi Micro Hei" style:font-size-asian="14pt" style:font-size-complex="14pt"/>
    </style:style>
    <style:style style:name="P21" style:family="paragraph" style:parent-style-name="Standard">
      <style:text-properties style:font-name="WenQuanYi Micro Hei" fo:font-size="14pt" officeooo:paragraph-rsid="008afbdc" style:font-name-asian="WenQuanYi Micro Hei" style:font-size-asian="14pt" style:font-size-complex="14pt"/>
    </style:style>
    <style:style style:name="P22" style:family="paragraph" style:parent-style-name="Standard">
      <style:text-properties style:font-name="WenQuanYi Micro Hei" fo:font-size="14pt" officeooo:paragraph-rsid="00903747" style:font-name-asian="WenQuanYi Micro Hei" style:font-size-asian="14pt" style:font-size-complex="14pt"/>
    </style:style>
    <style:style style:name="P23" style:family="paragraph" style:parent-style-name="Standard">
      <style:text-properties style:font-name="WenQuanYi Micro Hei" fo:font-size="14pt" officeooo:paragraph-rsid="00932c29" style:font-name-asian="WenQuanYi Micro Hei" style:font-size-asian="14pt" style:font-size-complex="14pt"/>
    </style:style>
    <style:style style:name="P24" style:family="paragraph" style:parent-style-name="Standard">
      <style:text-properties style:font-name="WenQuanYi Micro Hei" fo:font-size="14pt" officeooo:paragraph-rsid="0093fe7d" style:font-name-asian="WenQuanYi Micro Hei" style:font-size-asian="14pt" style:font-size-complex="14pt"/>
    </style:style>
    <style:style style:name="P25" style:family="paragraph" style:parent-style-name="Standard">
      <style:text-properties style:font-name="WenQuanYi Micro Hei" fo:font-size="14pt" officeooo:paragraph-rsid="00955164" style:font-name-asian="WenQuanYi Micro Hei" style:font-size-asian="14pt" style:font-size-complex="14pt"/>
    </style:style>
    <style:style style:name="P26" style:family="paragraph" style:parent-style-name="Standard">
      <style:text-properties style:font-name="WenQuanYi Micro Hei" fo:font-size="14pt" officeooo:paragraph-rsid="009745eb" style:font-name-asian="WenQuanYi Micro Hei" style:font-size-asian="14pt" style:font-size-complex="14pt"/>
    </style:style>
    <style:style style:name="P27" style:family="paragraph" style:parent-style-name="Standard">
      <style:text-properties style:font-name="WenQuanYi Micro Hei" fo:font-size="14pt" officeooo:paragraph-rsid="00988480" style:font-name-asian="WenQuanYi Micro Hei" style:font-size-asian="14pt" style:font-size-complex="14pt"/>
    </style:style>
    <style:style style:name="P28" style:family="paragraph" style:parent-style-name="Standard">
      <style:text-properties style:font-name="WenQuanYi Micro Hei" fo:font-size="14pt" officeooo:rsid="006f02ae" officeooo:paragraph-rsid="0030adee" style:font-name-asian="WenQuanYi Micro Hei" style:font-size-asian="14pt" style:font-size-complex="14pt"/>
    </style:style>
    <style:style style:name="P29" style:family="paragraph" style:parent-style-name="Standard">
      <style:text-properties style:font-name="WenQuanYi Micro Hei" fo:font-size="14pt" officeooo:rsid="006dbecc" officeooo:paragraph-rsid="003ab258" style:font-name-asian="WenQuanYi Micro Hei" style:font-size-asian="14pt" style:font-size-complex="14pt"/>
    </style:style>
    <style:style style:name="P30" style:family="paragraph" style:parent-style-name="Standard">
      <style:text-properties style:font-name="WenQuanYi Micro Hei" fo:font-size="14pt" officeooo:rsid="0059029b" officeooo:paragraph-rsid="006d1f32" style:font-name-asian="WenQuanYi Micro Hei" style:font-size-asian="14pt" style:font-size-complex="14pt"/>
    </style:style>
    <style:style style:name="P31" style:family="paragraph" style:parent-style-name="Standard">
      <style:text-properties style:font-name="WenQuanYi Micro Hei" fo:font-size="14pt" officeooo:rsid="00488475" officeooo:paragraph-rsid="003c8d48" style:font-name-asian="WenQuanYi Micro Hei" style:font-size-asian="14pt" style:font-size-complex="14pt"/>
    </style:style>
    <style:style style:name="P32" style:family="paragraph" style:parent-style-name="Standard">
      <style:text-properties style:font-name="WenQuanYi Micro Hei" fo:font-size="14pt" officeooo:rsid="006706fb" officeooo:paragraph-rsid="008381c9" style:font-name-asian="WenQuanYi Micro Hei" style:font-size-asian="14pt" style:font-size-complex="14pt"/>
    </style:style>
    <style:style style:name="P33" style:family="paragraph" style:parent-style-name="Standard">
      <style:text-properties style:font-name="WenQuanYi Micro Hei" fo:font-size="14pt" officeooo:rsid="006b7d3f" officeooo:paragraph-rsid="0064219b" style:font-name-asian="WenQuanYi Micro Hei" style:font-size-asian="14pt" style:font-size-complex="14pt"/>
    </style:style>
    <style:style style:name="P34" style:family="paragraph" style:parent-style-name="Standard">
      <style:text-properties style:font-name="WenQuanYi Micro Hei" fo:font-size="14pt" officeooo:rsid="006cf667" officeooo:paragraph-rsid="006706fb" style:font-name-asian="WenQuanYi Micro Hei" style:font-size-asian="14pt" style:font-size-complex="14pt"/>
    </style:style>
    <style:style style:name="P35" style:family="paragraph" style:parent-style-name="Standard">
      <style:text-properties style:font-name="WenQuanYi Micro Hei" fo:font-size="14pt" officeooo:rsid="006f895d" officeooo:paragraph-rsid="006706fb" style:font-name-asian="WenQuanYi Micro Hei" style:font-size-asian="14pt" style:font-size-complex="14pt"/>
    </style:style>
    <style:style style:name="P36" style:family="paragraph" style:parent-style-name="Standard">
      <style:text-properties style:font-name="WenQuanYi Micro Hei" fo:font-size="14pt" officeooo:rsid="007166ff" officeooo:paragraph-rsid="006706fb" style:font-name-asian="WenQuanYi Micro Hei" style:font-size-asian="14pt" style:font-size-complex="14pt"/>
    </style:style>
    <style:style style:name="P37" style:family="paragraph" style:parent-style-name="Standard">
      <style:text-properties style:font-name="WenQuanYi Micro Hei" fo:font-size="14pt" fo:font-weight="bold" style:font-name-asian="WenQuanYi Micro Hei" style:font-size-asian="14pt" style:font-weight-asian="bold" style:font-size-complex="14pt" style:font-weight-complex="bold"/>
    </style:style>
    <style:style style:name="P38" style:family="paragraph" style:parent-style-name="Standard">
      <style:text-properties style:font-name="WenQuanYi Micro Hei" fo:font-size="14pt" fo:font-weight="bold" officeooo:rsid="006f02ae" officeooo:paragraph-rsid="0030adee" style:font-name-asian="WenQuanYi Micro Hei" style:font-size-asian="14pt" style:font-weight-asian="bold" style:font-size-complex="14pt" style:font-weight-complex="bold"/>
    </style:style>
    <style:style style:name="P39" style:family="paragraph" style:parent-style-name="Standard">
      <style:text-properties style:font-name="WenQuanYi Micro Hei" fo:font-size="14pt" fo:font-weight="bold" officeooo:rsid="0077b26a" officeooo:paragraph-rsid="0077b26a" style:font-name-asian="WenQuanYi Micro Hei" style:font-size-asian="14pt" style:font-weight-asian="bold" style:font-size-complex="14pt" style:font-weight-complex="bold"/>
    </style:style>
    <style:style style:name="P40" style:family="paragraph" style:parent-style-name="Standard">
      <style:text-properties style:font-name="WenQuanYi Micro Hei" fo:font-size="14pt" fo:font-weight="bold" officeooo:rsid="0059029b" officeooo:paragraph-rsid="006d1f32" style:font-name-asian="WenQuanYi Micro Hei" style:font-size-asian="14pt" style:font-weight-asian="bold" style:font-size-complex="14pt" style:font-weight-complex="bold"/>
    </style:style>
    <style:style style:name="P41" style:family="paragraph" style:parent-style-name="Standard">
      <style:text-properties style:font-name="WenQuanYi Micro Hei" fo:font-size="14pt" fo:font-weight="bold" officeooo:rsid="00488475" officeooo:paragraph-rsid="003c8d48" style:font-name-asian="WenQuanYi Micro Hei" style:font-size-asian="14pt" style:font-weight-asian="bold" style:font-size-complex="14pt" style:font-weight-complex="bold"/>
    </style:style>
    <style:style style:name="P42" style:family="paragraph" style:parent-style-name="Standard">
      <style:text-properties style:font-name="WenQuanYi Micro Hei" fo:font-size="14pt" fo:font-weight="bold" officeooo:rsid="006b7d3f" officeooo:paragraph-rsid="0064219b" style:font-name-asian="WenQuanYi Micro Hei" style:font-size-asian="14pt" style:font-weight-asian="bold" style:font-size-complex="14pt" style:font-weight-complex="bold"/>
    </style:style>
    <style:style style:name="P43" style:family="paragraph" style:parent-style-name="Standard">
      <style:text-properties style:font-name="WenQuanYi Micro Hei" fo:font-size="14pt" fo:font-weight="bold" officeooo:rsid="006cf667" officeooo:paragraph-rsid="006706fb" style:font-name-asian="WenQuanYi Micro Hei" style:font-size-asian="14pt" style:font-weight-asian="bold" style:font-size-complex="14pt" style:font-weight-complex="bold"/>
    </style:style>
    <style:style style:name="P44" style:family="paragraph" style:parent-style-name="Standard">
      <style:text-properties style:font-name="WenQuanYi Micro Hei" fo:font-size="14pt" fo:font-weight="bold" officeooo:rsid="006f895d" officeooo:paragraph-rsid="006706fb" style:font-name-asian="WenQuanYi Micro Hei" style:font-size-asian="14pt" style:font-weight-asian="bold" style:font-size-complex="14pt" style:font-weight-complex="bold"/>
    </style:style>
    <style:style style:name="T1" style:family="text">
      <style:text-properties officeooo:rsid="00057f03"/>
    </style:style>
    <style:style style:name="T2" style:family="text">
      <style:text-properties officeooo:rsid="00060b92"/>
    </style:style>
    <style:style style:name="T3" style:family="text">
      <style:text-properties officeooo:rsid="0006b115"/>
    </style:style>
    <style:style style:name="T4" style:family="text">
      <style:text-properties officeooo:rsid="0006f05b"/>
    </style:style>
    <style:style style:name="T5" style:family="text">
      <style:text-properties officeooo:rsid="00094605"/>
    </style:style>
    <style:style style:name="T6" style:family="text">
      <style:text-properties officeooo:rsid="00097925"/>
    </style:style>
    <style:style style:name="T7" style:family="text">
      <style:text-properties officeooo:rsid="0009e55f"/>
    </style:style>
    <style:style style:name="T8" style:family="text">
      <style:text-properties officeooo:rsid="000ba6e9"/>
    </style:style>
    <style:style style:name="T9" style:family="text">
      <style:text-properties officeooo:rsid="000cfb76"/>
    </style:style>
    <style:style style:name="T10" style:family="text">
      <style:text-properties officeooo:rsid="0010f672"/>
    </style:style>
    <style:style style:name="T11" style:family="text">
      <style:text-properties officeooo:rsid="0012df51"/>
    </style:style>
    <style:style style:name="T12" style:family="text">
      <style:text-properties officeooo:rsid="00149b5e"/>
    </style:style>
    <style:style style:name="T13" style:family="text">
      <style:text-properties officeooo:rsid="00165452"/>
    </style:style>
    <style:style style:name="T14" style:family="text">
      <style:text-properties officeooo:rsid="00172f26"/>
    </style:style>
    <style:style style:name="T15" style:family="text">
      <style:text-properties officeooo:rsid="00180e78"/>
    </style:style>
    <style:style style:name="T16" style:family="text">
      <style:text-properties officeooo:rsid="001afece"/>
    </style:style>
    <style:style style:name="T17" style:family="text">
      <style:text-properties officeooo:rsid="001e39db"/>
    </style:style>
    <style:style style:name="T18" style:family="text">
      <style:text-properties officeooo:rsid="001ffcf5"/>
    </style:style>
    <style:style style:name="T19" style:family="text">
      <style:text-properties officeooo:rsid="0020d8b3"/>
    </style:style>
    <style:style style:name="T20" style:family="text">
      <style:text-properties officeooo:rsid="00221b8c"/>
    </style:style>
    <style:style style:name="T21" style:family="text">
      <style:text-properties officeooo:rsid="0023795f"/>
    </style:style>
    <style:style style:name="T22" style:family="text">
      <style:text-properties officeooo:rsid="0024666d"/>
    </style:style>
    <style:style style:name="T23" style:family="text">
      <style:text-properties officeooo:rsid="00269f28"/>
    </style:style>
    <style:style style:name="T24" style:family="text">
      <style:text-properties officeooo:rsid="00274b0c"/>
    </style:style>
    <style:style style:name="T25" style:family="text">
      <style:text-properties officeooo:rsid="0027ea59"/>
    </style:style>
    <style:style style:name="T26" style:family="text">
      <style:text-properties officeooo:rsid="002824ed"/>
    </style:style>
    <style:style style:name="T27" style:family="text">
      <style:text-properties officeooo:rsid="0029ab71"/>
    </style:style>
    <style:style style:name="T28" style:family="text">
      <style:text-properties officeooo:rsid="002aa787"/>
    </style:style>
    <style:style style:name="T29" style:family="text">
      <style:text-properties officeooo:rsid="0030adee"/>
    </style:style>
    <style:style style:name="T30" style:family="text">
      <style:text-properties officeooo:rsid="0033111c"/>
    </style:style>
    <style:style style:name="T31" style:family="text">
      <style:text-properties officeooo:rsid="0035ee39"/>
    </style:style>
    <style:style style:name="T32" style:family="text">
      <style:text-properties officeooo:rsid="00370925"/>
    </style:style>
    <style:style style:name="T33" style:family="text">
      <style:text-properties officeooo:rsid="003ab258"/>
    </style:style>
    <style:style style:name="T34" style:family="text">
      <style:text-properties officeooo:rsid="003b106d"/>
    </style:style>
    <style:style style:name="T35" style:family="text">
      <style:text-properties officeooo:rsid="003b6035"/>
    </style:style>
    <style:style style:name="T36" style:family="text">
      <style:text-properties officeooo:rsid="003c8d48"/>
    </style:style>
    <style:style style:name="T37" style:family="text">
      <style:text-properties officeooo:rsid="003de08f"/>
    </style:style>
    <style:style style:name="T38" style:family="text">
      <style:text-properties officeooo:rsid="003e7855"/>
    </style:style>
    <style:style style:name="T39" style:family="text">
      <style:text-properties officeooo:rsid="003ecfb3"/>
    </style:style>
    <style:style style:name="T40" style:family="text">
      <style:text-properties officeooo:rsid="003f6cd4"/>
    </style:style>
    <style:style style:name="T41" style:family="text">
      <style:text-properties officeooo:rsid="00406d9a"/>
    </style:style>
    <style:style style:name="T42" style:family="text">
      <style:text-properties officeooo:rsid="004125b4"/>
    </style:style>
    <style:style style:name="T43" style:family="text">
      <style:text-properties officeooo:rsid="0041a543"/>
    </style:style>
    <style:style style:name="T44" style:family="text">
      <style:text-properties officeooo:rsid="0042170d"/>
    </style:style>
    <style:style style:name="T45" style:family="text">
      <style:text-properties officeooo:rsid="00428e6e"/>
    </style:style>
    <style:style style:name="T46" style:family="text">
      <style:text-properties officeooo:rsid="00435804"/>
    </style:style>
    <style:style style:name="T47" style:family="text">
      <style:text-properties officeooo:rsid="0043ca91"/>
    </style:style>
    <style:style style:name="T48" style:family="text">
      <style:text-properties officeooo:rsid="004424b6"/>
    </style:style>
    <style:style style:name="T49" style:family="text">
      <style:text-properties officeooo:rsid="0044c511"/>
    </style:style>
    <style:style style:name="T50" style:family="text">
      <style:text-properties officeooo:rsid="004605e0"/>
    </style:style>
    <style:style style:name="T51" style:family="text">
      <style:text-properties officeooo:rsid="0046544f"/>
    </style:style>
    <style:style style:name="T52" style:family="text">
      <style:text-properties officeooo:rsid="0046a946"/>
    </style:style>
    <style:style style:name="T53" style:family="text">
      <style:text-properties officeooo:rsid="0046b8fd"/>
    </style:style>
    <style:style style:name="T54" style:family="text">
      <style:text-properties officeooo:rsid="00476500"/>
    </style:style>
    <style:style style:name="T55" style:family="text">
      <style:text-properties officeooo:rsid="0047aead"/>
    </style:style>
    <style:style style:name="T56" style:family="text">
      <style:text-properties officeooo:rsid="00488475"/>
    </style:style>
    <style:style style:name="T57" style:family="text">
      <style:text-properties officeooo:rsid="004a35cf"/>
    </style:style>
    <style:style style:name="T58" style:family="text">
      <style:text-properties officeooo:rsid="004b8ff6"/>
    </style:style>
    <style:style style:name="T59" style:family="text">
      <style:text-properties officeooo:rsid="004d155b"/>
    </style:style>
    <style:style style:name="T60" style:family="text">
      <style:text-properties officeooo:rsid="005132a5"/>
    </style:style>
    <style:style style:name="T61" style:family="text">
      <style:text-properties officeooo:rsid="0052c2f3"/>
    </style:style>
    <style:style style:name="T62" style:family="text">
      <style:text-properties officeooo:rsid="0054410e"/>
    </style:style>
    <style:style style:name="T63" style:family="text">
      <style:text-properties officeooo:rsid="00552a98"/>
    </style:style>
    <style:style style:name="T64" style:family="text">
      <style:text-properties officeooo:rsid="00564498"/>
    </style:style>
    <style:style style:name="T65" style:family="text">
      <style:text-properties officeooo:rsid="00583ca8"/>
    </style:style>
    <style:style style:name="T66" style:family="text">
      <style:text-properties officeooo:rsid="0059029b"/>
    </style:style>
    <style:style style:name="T67" style:family="text">
      <style:text-properties officeooo:rsid="005af340"/>
    </style:style>
    <style:style style:name="T68" style:family="text">
      <style:text-properties officeooo:rsid="005f6840"/>
    </style:style>
    <style:style style:name="T69" style:family="text">
      <style:text-properties officeooo:rsid="0064219b"/>
    </style:style>
    <style:style style:name="T70" style:family="text">
      <style:text-properties officeooo:rsid="006447e9"/>
    </style:style>
    <style:style style:name="T71" style:family="text">
      <style:text-properties officeooo:rsid="00653e65"/>
    </style:style>
    <style:style style:name="T72" style:family="text">
      <style:text-properties officeooo:rsid="006586f5"/>
    </style:style>
    <style:style style:name="T73" style:family="text">
      <style:text-properties officeooo:rsid="006706fb"/>
    </style:style>
    <style:style style:name="T74" style:family="text">
      <style:text-properties officeooo:rsid="0067bce5"/>
    </style:style>
    <style:style style:name="T75" style:family="text">
      <style:text-properties officeooo:rsid="0069e550"/>
    </style:style>
    <style:style style:name="T76" style:family="text">
      <style:text-properties officeooo:rsid="006b7d3f"/>
    </style:style>
    <style:style style:name="T77" style:family="text">
      <style:text-properties officeooo:rsid="006cf667"/>
    </style:style>
    <style:style style:name="T78" style:family="text">
      <style:text-properties officeooo:rsid="006dbecc"/>
    </style:style>
    <style:style style:name="T79" style:family="text">
      <style:text-properties officeooo:rsid="006f02ae"/>
    </style:style>
    <style:style style:name="T80" style:family="text">
      <style:text-properties officeooo:rsid="006f895d"/>
    </style:style>
    <style:style style:name="T81" style:family="text">
      <style:text-properties officeooo:rsid="007166ff"/>
    </style:style>
    <style:style style:name="T82" style:family="text">
      <style:text-properties officeooo:rsid="008915b4"/>
    </style:style>
    <style:style style:name="T83" style:family="text">
      <style:text-properties officeooo:rsid="008eaa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show——</text:p>
      <text:p text:style-name="P1">show language：查看当前程序的语言环境<text:span text:style-name="T1">。</text:span></text:p>
      <text:p text:style-name="P8"><text:span text:style-name="T29">show convenience：查看当前所设置的所有环境变量</text:span><text:span text:style-name="T80">，不同与environment</text:span><text:span text:style-name="T29">。</text:span></text:p>
      <text:p text:style-name="P8"><text:span text:style-name="T29">show paths</text:span><text:span text:style-name="T79">：查看程序的运行路径。</text:span></text:p>
      <text:p text:style-name="P28"/>
      <text:p text:style-name="P38">set——</text:p>
      <text:p text:style-name="P4"><text:span text:style-name="T5">set </text:span><text:span text:style-name="T8">language </text:span><text:span text:style-name="T9">&lt;language&gt;</text:span><text:span text:style-name="T5">：手动设置当前程序的语言环境</text:span><text:span text:style-name="T7">。</text:span></text:p>
      <text:p text:style-name="P6"><text:span text:style-name="T21">s</text:span><text:span text:style-name="T20">et var &lt;variable&gt;=&lt;value&gt;：通过var</text:span><text:span text:style-name="T22">指定 </text:span><text:span text:style-name="T20">variable为程序的变量而非GDB的变量</text:span><text:span text:style-name="T22">，以免产生冲突。</text:span></text:p>
      <text:p text:style-name="P6"><text:span text:style-name="T27">s</text:span><text:span text:style-name="T22">et </text:span><text:span text:style-name="T25">$</text:span><text:span text:style-name="T26">&lt;</text:span><text:span text:style-name="T25">cus</text:span><text:span text:style-name="T26">tom_env&gt;</text:span><text:span text:style-name="T25">=</text:span><text:span text:style-name="T26">&lt;</text:span><text:span text:style-name="T25">value</text:span><text:span text:style-name="T26">&gt;</text:span><text:span text:style-name="T25">：自定义环境变量</text:span><text:span text:style-name="T28">，要使用美元符号$</text:span><text:span text:style-name="T25">。</text:span></text:p>
      <text:p text:style-name="P9"><text:span text:style-name="T33">set print address &lt;on/off&gt;：设置地址是否显示</text:span><text:span text:style-name="T34">，类似地址的还有许多其它的选项</text:span><text:span text:style-name="T35">，它们也都可以设置显示开关，当前显示状态可以通过show命令查看。</text:span></text:p>
      <text:p text:style-name="P9"><text:span text:style-name="T35">set args</text:span><text:span text:style-name="T78">：设置运行时参数。</text:span></text:p>
      <text:p text:style-name="P29"/>
      <text:p text:style-name="P39">info——</text:p>
      <text:p text:style-name="P2"><text:span text:style-name="T3">i</text:span><text:span text:style-name="T2">nfo frame：查看当前函数的程序语言</text:span><text:span text:style-name="T4">。</text:span></text:p>
      <text:p text:style-name="P3"><text:span text:style-name="T6">i</text:span><text:span text:style-name="T5">nfo source：查看当前文件的程序语言</text:span><text:span text:style-name="T7">。</text:span></text:p>
      <text:p text:style-name="P7"><text:span text:style-name="T24">i</text:span><text:span text:style-name="T23">nfo registers：查看寄存器的情况。</text:span></text:p>
      <text:p text:style-name="P11"><text:span text:style-name="T49">info line [linespec]：查看源代码在内存中的地址</text:span><text:span text:style-name="T50">。</text:span></text:p>
      <text:p text:style-name="P12"><text:span text:style-name="T62">i</text:span><text:span text:style-name="T61">nfo args：显示当前函数的参数名及其值。</text:span></text:p>
      <text:p text:style-name="P13"><text:span text:style-name="T64">i</text:span><text:span text:style-name="T63">nfo locals：显示当前函数中所有局部变量及其值</text:span><text:span text:style-name="T65">。</text:span></text:p>
      <text:p text:style-name="P13"><text:span text:style-name="T67">i</text:span><text:span text:style-name="T65">nfo catch</text:span><text:span text:style-name="T66">：显示当前函数中的异常处理情况。</text:span></text:p>
      <text:p text:style-name="P14"><text:span text:style-name="T67">i</text:span><text:span text:style-name="T65">nfo threads</text:span><text:span text:style-name="T66">：显示线程信息。</text:span></text:p>
      <text:p text:style-name="P16"><text:span text:style-name="T67">i</text:span><text:span text:style-name="T65">nfo program</text:span><text:span text:style-name="T66">：查看程序运行状态。</text:span></text:p>
      <text:p text:style-name="P30"/>
      <text:p text:style-name="P40">程序运行——</text:p>
      <text:p text:style-name="P24"><text:span text:style-name="T30">print：查看程序数据</text:span><text:span text:style-name="T31">，GDB以</text:span><text:span text:style-name="T32">$1、$2、$3...的方式保存为历史记录</text:span><text:span text:style-name="T45">，其输出格式是可以指定的，在print后加一个斜线/再加一个格式控制符</text:span><text:span text:style-name="T32">。如果需要查看一段连续的内存空间的值</text:span><text:span text:style-name="T46">，使用@符号，左边是第一个内存的地址值</text:span><text:span text:style-name="T47">，右边是想要查看内存的长度。显示变量时如果发生冲突</text:span><text:span text:style-name="T48">，可使用::符号。</text:span></text:p>
      <text:p text:style-name="P25"><text:span text:style-name="T55">list</text:span><text:span text:style-name="T56">：显示源代码，可以通过listsize设置一次显示源代码的行数。</text:span></text:p>
      <text:p text:style-name="P26"><text:span text:style-name="T54">s</text:span><text:span text:style-name="T52">earch </text:span><text:span text:style-name="T54">&lt;re&gt;</text:span><text:span text:style-name="T53">：</text:span><text:span text:style-name="T55">用正则表达式搜索源码。</text:span></text:p>
      <text:p text:style-name="P27"><text:span text:style-name="T36">display[/fmt] &lt;expr&gt;</text:span><text:span text:style-name="T37">：设置程序停住时自动显示的内容</text:span><text:span text:style-name="T38">，fmt是可选的显示格式</text:span><text:span text:style-name="T39">，display可通过</text:span><text:span text:style-name="T40">undisplay取消自动显示，或者是delete删除自动显示</text:span><text:span text:style-name="T41">，而</text:span><text:soft-page-break/><text:span text:style-name="T41">disable和enable让自动显示失效或恢复而不去删除</text:span><text:span text:style-name="T42">，当前状态可通过info命令查看</text:span><text:span text:style-name="T41">。</text:span></text:p>
      <text:p text:style-name="P5"><text:span text:style-name="T10">call &lt;expr&gt;：执行expr表达式</text:span><text:span text:style-name="T11">，表达式可以是一个函数</text:span><text:span text:style-name="T12">，以此达到强制调用函数的目的</text:span><text:span text:style-name="T13">，另一个相似的命令是print命令。</text:span></text:p>
      <text:p text:style-name="P23"><text:span text:style-name="T18">jump &lt;linespec&gt;：指定下一条语句的运行点</text:span><text:span text:style-name="T19">。</text:span></text:p>
      <text:p text:style-name="P21"><text:span text:style-name="T16">signal &lt;signal&gt;：发送信号给被调试程序</text:span><text:span text:style-name="T17">，不同于shell的kill命令，后者是被GDB截获的</text:span><text:span text:style-name="T82">，另外handle命令处理信号</text:span><text:span text:style-name="T83">，</text:span><text:span text:style-name="T17">catch命令</text:span><text:span text:style-name="T76">捕捉程序中发生的事件。</text:span></text:p>
      <text:p text:style-name="P10"><text:span text:style-name="T41">x</text:span><text:span text:style-name="T43">：即examine，查看内存地址中的值</text:span><text:span text:style-name="T44">。</text:span></text:p>
      <text:p text:style-name="P10"><text:span text:style-name="T41">directory</text:span><text:span text:style-name="T51">：指定源文件搜索路径</text:span><text:span text:style-name="T52">。</text:span></text:p>
      <text:p text:style-name="P31"/>
      <text:p text:style-name="P41">断点相关——</text:p>
      <text:p text:style-name="P17"><text:span text:style-name="T60">break</text:span><text:span text:style-name="T68">：指定断点位置，还可以指定断点所在的线程。</text:span></text:p>
      <text:p text:style-name="P10"><text:span text:style-name="T56">bt</text:span><text:span text:style-name="T57">：即backtrace，显示当前栈的信息</text:span><text:span text:style-name="T58">，具体某一层栈可通过</text:span><text:span text:style-name="T59">up、down或frame查询</text:span><text:span text:style-name="T60">。</text:span></text:p>
      <text:p text:style-name="P18"><text:span text:style-name="T72">condition</text:span><text:span text:style-name="T73">：设置条件断点。</text:span></text:p>
      <text:p text:style-name="P18"><text:span text:style-name="T70">commands</text:span><text:span text:style-name="T71">：设置断点停止时执行额外的命令</text:span><text:span text:style-name="T72">。</text:span></text:p>
      <text:p text:style-name="P32">ignore：设置忽略断点停止的次数。</text:p>
      <text:p text:style-name="P19"><text:span text:style-name="T69">until：运行程序直到退出循环</text:span><text:span text:style-name="T70">。</text:span></text:p>
      <text:p text:style-name="P20"><text:span text:style-name="T73">clear</text:span><text:span text:style-name="T74">：清除指定的断点</text:span><text:span text:style-name="T75">，类似于delete</text:span><text:span text:style-name="T74">。</text:span></text:p>
      <text:p text:style-name="P22"><text:span text:style-name="T14">return [expr]：调试断点停在函数中时</text:span><text:span text:style-name="T15">，强制返回，expr是可选的返回值。</text:span></text:p>
      <text:p text:style-name="P33"/>
      <text:p text:style-name="P42">观察点——</text:p>
      <text:p text:style-name="P15"><text:span text:style-name="T76">watch</text:span><text:span text:style-name="T77">：设置观察点。</text:span></text:p>
      <text:p text:style-name="P34"/>
      <text:p text:style-name="P43">目录——</text:p>
      <text:p text:style-name="P15"><text:span text:style-name="T77">cd</text:span><text:span text:style-name="T80">：同shell中的cd，切换目录。</text:span></text:p>
      <text:p text:style-name="P35">pwd：显示当前目录。</text:p>
      <text:p text:style-name="P35"/>
      <text:p text:style-name="P44">shell——</text:p>
      <text:p text:style-name="P15"><text:span text:style-name="T80">shell </text:span><text:span text:style-name="T81">&lt;command&gt;：运行shell中的命令。</text:span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6-17T16:07:36</meta:creation-date>
    <meta:generator>LibreOffice/4.0.2.2$Linux_X86_64 LibreOffice_project/400m0$Build-2</meta:generator>
    <dc:date>2015-06-17T18:25:25</dc:date>
    <dc:creator>hanjunjie </dc:creator>
    <meta:editing-duration>PT2H9M48S</meta:editing-duration>
    <meta:editing-cycles>155</meta:editing-cycles>
    <meta:document-statistic meta:table-count="0" meta:image-count="0" meta:object-count="0" meta:page-count="2" meta:paragraph-count="46" meta:word-count="928" meta:character-count="1458" meta:non-whitespace-character-count="1428"/>
  </office:meta>
</office:document-meta>
</file>